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1F4F8C29C211CCC69ED.png" manifest:media-type="image/png"/>
  <manifest:file-entry manifest:full-path="Pictures/100002010000055600000297B13903CFD9AE38B9.png" manifest:media-type="image/png"/>
  <manifest:file-entry manifest:full-path="Pictures/1000020100000280000001E06A7DAAEBA0EF7537.png" manifest:media-type="image/png"/>
  <manifest:file-entry manifest:full-path="Pictures/1000020100000556000001F44E0DF838B8BA7515.png" manifest:media-type="image/png"/>
  <manifest:file-entry manifest:full-path="Pictures/10000201000003E8000002978AE02071781C5AC2.png" manifest:media-type="image/png"/>
  <manifest:file-entry manifest:full-path="Pictures/1000020100000556000001F4756EF834982FB30B.png" manifest:media-type="image/png"/>
  <manifest:file-entry manifest:full-path="Pictures/10000000000001F4000001F477C798F5DFC34C4F.jpg" manifest:media-type="image/jpeg"/>
  <manifest:file-entry manifest:full-path="Pictures/1000020100000556000001F4AFE648C580B3B533.png" manifest:media-type="image/png"/>
  <manifest:file-entry manifest:full-path="Pictures/1000020100000556000001F48DA525875BAD9863.png" manifest:media-type="image/png"/>
  <manifest:file-entry manifest:full-path="Pictures/1000020100000556000001F44C04B31B75C0995A.png" manifest:media-type="image/png"/>
  <manifest:file-entry manifest:full-path="Pictures/100002010000055600000297BA73276FC30CE069.png" manifest:media-type="image/png"/>
  <manifest:file-entry manifest:full-path="Pictures/10000000000001F4000001F4312221D34D82D82C.jpg" manifest:media-type="image/jpeg"/>
  <manifest:file-entry manifest:full-path="Pictures/1000020100000556000001F46C9F33868C71A732.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27"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4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4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5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51"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52" style:family="paragraph" style:parent-style-name="Standard">
      <style:text-properties fo:color="#000000" style:font-name="Liberation Serif" fo:font-size="12pt" officeooo:paragraph-rsid="0008e601" style:font-size-asian="12pt" style:font-size-complex="12pt"/>
    </style:style>
    <style:style style:name="P53" style:family="paragraph" style:parent-style-name="Standard">
      <style:text-properties fo:color="#000000" style:font-name="Liberation Serif" officeooo:paragraph-rsid="001d07c0"/>
    </style:style>
    <style:style style:name="P54"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55" style:family="paragraph" style:parent-style-name="Standard">
      <style:text-properties style:text-underline-style="solid" style:text-underline-width="auto" style:text-underline-color="font-color" officeooo:rsid="0008a898" officeooo:paragraph-rsid="0008a898"/>
    </style:style>
    <style:style style:name="P56" style:family="paragraph" style:parent-style-name="Standard">
      <style:text-properties officeooo:paragraph-rsid="0017f8c4"/>
    </style:style>
    <style:style style:name="P57" style:family="paragraph" style:parent-style-name="Standard">
      <style:text-properties officeooo:paragraph-rsid="0019bb5f"/>
    </style:style>
    <style:style style:name="P58" style:family="paragraph" style:parent-style-name="Standard">
      <style:text-properties officeooo:paragraph-rsid="00254ada"/>
    </style:style>
    <style:style style:name="P59"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64"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67" style:family="paragraph" style:parent-style-name="Standard">
      <style:text-properties style:text-underline-style="none" fo:font-weight="normal" officeooo:rsid="0028aa97" officeooo:paragraph-rsid="0028aa97" style:font-weight-asian="normal" style:font-weight-complex="normal"/>
    </style:style>
    <style:style style:name="P68" style:family="paragraph" style:parent-style-name="Standard">
      <style:text-properties style:text-underline-style="none" fo:font-weight="normal" officeooo:rsid="00296277" officeooo:paragraph-rsid="00296277" style:font-weight-asian="normal" style:font-weight-complex="normal"/>
    </style:style>
    <style:style style:name="P69" style:family="paragraph" style:parent-style-name="Standard">
      <style:text-properties style:text-underline-style="none" fo:font-weight="normal" officeooo:rsid="002b45fc" officeooo:paragraph-rsid="002b45fc" style:font-weight-asian="normal" style:font-weight-complex="normal"/>
    </style:style>
    <style:style style:name="P70" style:family="paragraph" style:parent-style-name="Standard">
      <style:text-properties style:text-underline-style="none" fo:font-weight="normal" officeooo:rsid="002bdd85" officeooo:paragraph-rsid="002bdd85" style:font-weight-asian="normal" style:font-weight-complex="normal"/>
    </style:style>
    <style:style style:name="P71" style:family="paragraph" style:parent-style-name="Table_20_Contents">
      <style:text-properties officeooo:rsid="002d9919" officeooo:paragraph-rsid="002d9919"/>
    </style:style>
    <style:style style:name="P72" style:family="paragraph" style:parent-style-name="Table_20_Contents">
      <style:text-properties officeooo:rsid="002d9919" officeooo:paragraph-rsid="002f6172"/>
    </style:style>
    <style:style style:name="P73" style:family="paragraph" style:parent-style-name="Table_20_Contents">
      <style:text-properties officeooo:rsid="002f6172" officeooo:paragraph-rsid="002f6172"/>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style:font-size-asian="12pt" style:font-style-asian="normal" style:font-size-complex="12pt" style:font-style-complex="normal"/>
    </style:style>
    <style:style style:name="T11" style:family="text">
      <style:text-properties style:text-underline-style="none" officeooo:rsid="000bd799" style:font-size-asian="10.5pt" style:font-size-complex="12pt"/>
    </style:style>
    <style:style style:name="T12" style:family="text">
      <style:text-properties style:text-underline-style="none" officeooo:rsid="0017f8c4" style:font-style-asian="normal" style:font-weight-asian="normal" style:font-style-complex="normal" style:font-weight-complex="normal"/>
    </style:style>
    <style:style style:name="T13" style:family="text">
      <style:text-properties style:text-underline-style="none" officeooo:rsid="001e5fc2" style:font-weight-asian="normal" style:font-weight-complex="normal"/>
    </style:style>
    <style:style style:name="T14" style:family="text">
      <style:text-properties style:text-underline-style="none" officeooo:rsid="0023cba2"/>
    </style:style>
    <style:style style:name="T15" style:family="text">
      <style:text-properties style:text-underline-style="none" officeooo:rsid="00254ada"/>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0dd23b"/>
    </style:style>
    <style:style style:name="T18" style:family="text">
      <style:text-properties fo:font-variant="normal" fo:text-transform="none" fo:letter-spacing="normal" fo:font-style="normal" fo:font-weight="normal" officeooo:rsid="0008e601"/>
    </style:style>
    <style:style style:name="T19"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26"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2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1"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32"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33"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34" style:family="text">
      <style:text-properties fo:color="#000000" style:font-name="Liberation Serif" style:text-underline-style="none" officeooo:rsid="00147a43" style:font-size-asian="12pt" style:font-weight-asian="normal" style:font-size-complex="12pt" style:font-weight-complex="normal"/>
    </style:style>
    <style:style style:name="T35" style:family="text">
      <style:text-properties fo:color="#000000" style:font-name="Liberation Serif" style:text-underline-style="none" officeooo:rsid="00157e69" style:font-size-asian="12pt" style:font-weight-asian="normal" style:font-size-complex="12pt" style:font-weight-complex="normal"/>
    </style:style>
    <style:style style:name="T36" style:family="text">
      <style:text-properties fo:color="#000000" style:font-name="Liberation Serif" officeooo:rsid="00157e69" style:font-size-asian="12pt" style:font-size-complex="12pt"/>
    </style:style>
    <style:style style:name="T37"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8"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39" style:family="text">
      <style:text-properties officeooo:rsid="0017f8c4"/>
    </style:style>
    <style:style style:name="T40" style:family="text">
      <style:text-properties style:font-size-asian="12pt" style:font-size-complex="12pt"/>
    </style:style>
    <style:style style:name="T41" style:family="text">
      <style:text-properties officeooo:rsid="0017f8c4" style:font-size-asian="12pt" style:font-size-complex="12pt"/>
    </style:style>
    <style:style style:name="T42" style:family="text">
      <style:text-properties officeooo:rsid="001ff204" style:font-size-asian="12pt" style:font-size-complex="12pt"/>
    </style:style>
    <style:style style:name="T43" style:family="text">
      <style:text-properties officeooo:rsid="002107e8" style:font-size-asian="12pt" style:font-size-complex="12pt"/>
    </style:style>
    <style:style style:name="T44" style:family="text">
      <style:text-properties officeooo:rsid="002107e8"/>
    </style:style>
    <style:style style:name="T45" style:family="text">
      <style:text-properties officeooo:rsid="00255d60"/>
    </style:style>
    <style:style style:name="T46" style:family="text">
      <style:text-properties officeooo:rsid="002672be"/>
    </style:style>
    <style:style style:name="T47" style:family="text">
      <style:text-properties officeooo:rsid="00296277"/>
    </style:style>
    <style:style style:name="T48" style:family="text">
      <style:text-properties fo:font-style="italic" style:font-style-asian="italic" style:font-style-complex="italic"/>
    </style:style>
    <style:style style:name="T49" style:family="text">
      <style:text-properties fo:font-style="italic" officeooo:rsid="002b45fc" style:font-style-asian="italic" style:font-style-complex="italic"/>
    </style:style>
    <style:style style:name="T50" style:family="text">
      <style:text-properties style:text-underline-style="solid" style:text-underline-width="auto" style:text-underline-color="font-color"/>
    </style:style>
    <style:style style:name="T51" style:family="text">
      <style:text-properties officeooo:rsid="002d9919"/>
    </style:style>
    <style:style style:name="T52" style:family="text">
      <style:text-properties officeooo:rsid="002f6172"/>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ipo de Agente</text:p>
      <text:p text:style-name="P67"><text:span text:style-name="T50">Es un agente que aprende</text:span>. El aprendizaje permite que el agente opere en medios inicialmente desconocidos y que sea más competente <text:span text:style-name="T47">que si sólo utilizase un conocimiento inicial. En este caso aprende debido a los métodos que utiliza KNN y K Means. La base de datos le proporciona un “modelo” de su entorno,también los algoritmos en base a la “utilidad”.</text:span></text:p>
      <text:p text:style-name="P65"/>
      <text:p text:style-name="P68">También <text:span text:style-name="T50">el agente es racional</text:span> eso implica: <text:span text:style-name="T48">“ </text:span><text:span text:style-name="T49">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48">”</text:span>.</text:p>
      <text:p text:style-name="P68"/>
      <text:p text:style-name="P69">También <text:span text:style-name="T50">es un agente no omnisciente</text:span> debido a que no conoce el resultado de su acción y no actúa de acuerdo a él. La idea es que a partir de los algoritmos KNN y K Means se entrene y aprenda <text:s/>partir de sus percepciones y le permita <text:span text:style-name="T50">ser autónomo</text:span> gracias a la experiencia adquirida.</text:p>
      <text:p text:style-name="P69"/>
      <text:p text:style-name="P69">Para este proyecto el agente es una computadora donde están alojados los algoritmos KNN y K Means. Los datos de entrada y salida son adquiridos por cámaras fotográficas, monitor, etc.</text:p>
      <text:p text:style-name="P69"/>
      <text:p text:style-name="P65">REAS</text:p>
      <text:p text:style-name="P70">El acrónimo REAS proviene de Rendimiento, Entorno, Actuadores y Sensores, todo ello forma parte de lo que se llama Entorno de trabajo.</text:p>
      <text:p text:style-name="P70"/>
      <table:table table:name="Tabla1" table:style-name="Tabla1">
        <table:table-column table:style-name="Tabla1.A"/>
        <table:table-column table:style-name="Tabla1.B"/>
        <table:table-row>
          <table:table-cell table:style-name="Tabla1.A1" office:value-type="string">
            <text:p text:style-name="P71">Rendimiento</text:p>
          </table:table-cell>
          <table:table-cell table:style-name="Tabla1.B1" office:value-type="string">
            <text:p text:style-name="P71">-Confiabilidad de las predicciones con un margen de error pequeño.</text:p>
            <text:p text:style-name="P71">-Cantidad de predicciones correctas de las imágenes que se están evaluando. </text:p>
            <text:p text:style-name="P72">-<text:span text:style-name="T52">Categorización de imagen correcta.</text:span></text:p>
          </table:table-cell>
        </table:table-row>
        <table:table-row>
          <table:table-cell table:style-name="Tabla1.A2" office:value-type="string">
            <text:p text:style-name="P71">Entorno</text:p>
          </table:table-cell>
          <table:table-cell table:style-name="Tabla1.B2" office:value-type="string">
            <text:p text:style-name="Table_20_Contents">-<text:span text:style-name="T51">Es el contexto plasmado en la imagen de entrada. Ampara factores como la iluminación, calidad de la imagen, fondo, etc.</text:span></text:p>
          </table:table-cell>
        </table:table-row>
        <table:table-row>
          <table:table-cell table:style-name="Tabla1.A2" office:value-type="string">
            <text:p text:style-name="P71">Actuadores</text:p>
          </table:table-cell>
          <table:table-cell table:style-name="Tabla1.B2" office:value-type="string">
            <text:p text:style-name="P71">-Es el medio de notificación del usuario donde se muestra la predicción del algoritmo. En este caso es el monitor de la computadora, también podría ser una alarma <text:span text:style-name="T52">u</text:span> <text:span text:style-name="T52">otro tipo de alarma.</text:span></text:p>
            <text:p text:style-name="P71">-<text:span text:style-name="T52">Visualizar la categorización de una imagen.</text:span></text:p>
          </table:table-cell>
        </table:table-row>
        <table:table-row>
          <table:table-cell table:style-name="Tabla1.A2" office:value-type="string">
            <text:p text:style-name="P71">Sensores</text:p>
          </table:table-cell>
          <table:table-cell table:style-name="Tabla1.B2" office:value-type="string">
            <text:p text:style-name="P73">-Cámara fotográfica. </text:p>
            <text:p text:style-name="P73">-Extensión Fatkun Batch para obtener las imágenes de internet.</text:p>
            <text:p text:style-name="P73">-Módulos skimage, cv2, numpy, matplotlib, etc.</text:p>
            <text:p text:style-name="P73">-Matriz de pixels de colores</text:p>
          </table:table-cell>
        </table:table-row>
      </table:table>
      <text:p text:style-name="P66"/>
      <text:p text:style-name="P65">Propiedades del entorno de trabajo</text:p>
      <text:p text:style-name="P65"/>
      <text:p text:style-name="P65"/>
      <text:p text:style-name="P54"/>
      <text:p text:style-name="P54">Adquisición de Información</text:p>
      <text:p text:style-name="P1"/>
      <text:p text:style-name="P54">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55">-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52"><text:soft-page-break/><text:span text:style-name="T17">S</text:span><text:span text:style-name="T18">er</text:span><text:span text:style-name="T17">í</text:span><text:span text:style-name="T18">a una tupla de tres enteros en la imagen a color o simplemente un entero para el caso de la imagen a escala de grises. </text:span><text:span text:style-name="T17">E</text:span><text:span text:style-name="T16">stamos trabajando con im</text:span><text:span text:style-name="T17">á</text:span><text:span text:style-name="T16">genes de 8 bits, las cuales representan sus valores en un rango de 0 a 255 en n</text:span><text:span text:style-name="T17">ú</text:span><text:span text:style-name="T16">meros enteros, este rango tambi</text:span><text:span text:style-name="T17">é</text:span><text:span text:style-name="T16">n es conocido como </text:span><text:span text:style-name="T17">Rango Dinámico.</text:span></text:p>
      <text:p text:style-name="P19"/>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55">-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4"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4"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27">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27"/>
      <text:p text:style-name="P27">Al hacer una escala de grises mediante la combinación lineal se obtiene imágenes menos oscuras que utilizando el promedio.</text:p>
      <text:p text:style-name="P18"><text:soft-page-break/><text:span text:style-name="T3">Para este proyecto los pesos <text:s/>WR, WG y WB los proporciona el módulo de s</text:span><text:span text:style-name="T4">k</text:span><text:span text:style-name="T3">i</text:span><text:span text:style-name="T4">mage, lo que hace esa función es </text:span><text:span text:style-name="T11">calcular la luminancia de una imagen RGB.</text:span></text:p>
      <text:p text:style-name="P41"/>
      <text:p text:style-name="P41"><draw:frame draw:style-name="fr4" draw:name="Imagen3" text:anchor-type="paragraph" svg:x="1.15cm" svg:y="0.254cm" svg:width="14.61cm" svg:height="5.724cm" draw:z-index="3"><draw:image xlink:href="Pictures/1000020100000556000001F44C04B31B75C0995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4"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37">Donde “r” son el número de filas desde el centro y “c” el número de columnas desde el centro.</text:p>
      <text:p text:style-name="P38">Se lo aplicamos a una imagen genérica para ver su función.</text:p>
      <text:p text:style-name="P39"/>
      <text:p text:style-name="P39"><draw:frame draw:style-name="fr5" draw:name="Imagen7" text:anchor-type="paragraph" svg:x="0.153cm" svg:y="-0.265cm" svg:width="9.364cm" svg:height="4.438cm" draw:z-index="9"><draw:image xlink:href="Pictures/1000020100000556000001F46C9F33868C71A732.png" xlink:type="simple" xlink:show="embed" xlink:actuate="onLoad" loext:mime-type="image/png"/></draw:frame></text:p>
      <text:p text:style-name="P39"/>
      <text:p text:style-name="P39"/>
      <text:p text:style-name="P39"/>
      <text:p text:style-name="P39"/>
      <text:p text:style-name="P39"/>
      <text:p text:style-name="P39"/>
      <text:p text:style-name="P40"/>
      <text:p text:style-name="P40"/>
      <text:p text:style-name="P56"><text:soft-page-break/><text:span text:style-name="T19">A</text:span><text:span text:style-name="T20">l aplicarlo sobre un tornillo de nuestra base de datos, se puede modificar alguno de los parámetros (por ejemplo </text:span><text:span text:style-name="T38">σ</text:span><text:span text:style-name="T23">) para ver como varia el filtrado de la imagen.</text:span></text:p>
      <text:p text:style-name="P39"><draw:frame draw:style-name="fr6" draw:name="Imagen5" text:anchor-type="paragraph" svg:x="-0.06cm" svg:y="0.318cm" svg:width="14.594cm" svg:height="3.401cm" draw:z-index="7"><draw:image xlink:href="Pictures/1000020100000556000001F4AFE648C580B3B533.png" xlink:type="simple" xlink:show="embed" xlink:actuate="onLoad" loext:mime-type="image/png"/></draw:frame></text:p>
      <text:p text:style-name="P39"/>
      <text:p text:style-name="P39"/>
      <text:p text:style-name="P39"/>
      <text:p text:style-name="P39"/>
      <text:p text:style-name="P39"/>
      <text:p text:style-name="P39"/>
      <text:p text:style-name="P39"/>
      <text:p text:style-name="P8"><text:span text:style-name="T34">Puede observarse que si</text:span><text:span text:style-name="T35"> </text:span><text:span text:style-name="T36">σ</text:span><text:span text:style-name="T35"> </text:span><text:span text:style-name="T34">aumenta demasiado, la imagen comienza a hacerse borrosa.</text:span></text:p>
      <text:p text:style-name="P17"/>
      <text:p text:style-name="P12">-Filtro diferencial</text:p>
      <text:p text:style-name="P36">Filtro que proporciona la derivada de una señal de manera que amplifique las variaciones breves de señal mediante una atenuación de las frecuencias débiles.</text:p>
      <text:p text:style-name="P36"/>
      <text:p text:style-name="P20"><text:span text:style-name="T12">Una de sus grandes ventajas es</text:span> de gran utilidad en <text:span text:style-name="T39">imágenes</text:span>, ya que permite la detección de límites entre luz y sombra, es decir, bordes de la imagen. </text:p>
      <text:p text:style-name="P20"/>
      <text:p text:style-name="P22"><text:span text:style-name="T41">Como es una imagen 2D se aplica el filtro en dos direcciones: horizontal y vertical, a modo de gradientes. Se lo aplicamos a una imagen genérica para ver su función. </text:span><text:span text:style-name="T40">Si trigonométricamente se componen las dos direcciones ortogonales </text:span><text:span text:style-name="T41">logramos la imagen de la derecha “Filtro diferencial”.</text:span></text:p>
      <text:p text:style-name="P43"><draw:frame draw:style-name="fr7" draw:name="Imagen6" text:anchor-type="paragraph" svg:x="1.662cm" svg:y="0.4cm" svg:width="13.88cm" svg:height="4.314cm" draw:z-index="8"><draw:image xlink:href="Pictures/1000020100000556000001F4756EF834982FB30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4">-Filtro Sobel</text:p>
      <text:p text:style-name="P57"><text:span text:style-name="T26">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37">OpenCV</text:span></text:span><text:span text:style-name="Emphasis"><text:span text:style-name="T25"> </text:span></text:span><text:span text:style-name="T24">a la composición de los filtros diferenciales ortogonales, o al Sobel en </text:span><text:span text:style-name="Emphasis"><text:span text:style-name="T37">skimage</text:span></text:span><text:span text:style-name="T24">, se lo denomina filtro Laplaciano.</text:span></text:p>
      <text:p text:style-name="P51"/>
      <text:p text:style-name="P30"><draw:frame draw:style-name="fr8" draw:name="Imagen8" text:anchor-type="paragraph" svg:x="2.953cm" svg:y="0cm" svg:width="13.12cm" svg:height="6.221cm" draw:z-index="10"><draw:image xlink:href="Pictures/1000020100000556000001F44E0DF838B8BA751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Se obtienen resultados similares a los obtenidos para la composición del filtro diferencial en las dos direcciones.</text:p>
      <text:p text:style-name="P30"/>
      <text:p text:style-name="P42">-Filtro Perona Malik o Difusión Anisotrópica</text:p>
      <text:p text:style-name="P53"><text:span text:style-name="T32">Se usa p</text:span><text:span text:style-name="T33">ara preservar los detalles de la forma original de los objetos y reducir el ruido eficientemente. </text:span><text:span text:style-name="T1">Reduce el ruido en las regiones homogéneas y no en los bordes. </text:span><text:span text:style-name="T33">Cada una de las imágenes resultantes de esta familia se dan como una convolución entre la imagen y el filtro gaussiano 2D</text:span><text:span text:style-name="T31"> isotrópico</text:span><text:span text:style-name="T33">, donde el ancho del filtro aumenta con el parámetro. </text:span></text:p>
      <text:p text:style-name="P28"/>
      <text:p text:style-name="P42"><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29">En (1) se tiene la imagen original, en (2) es la imagen después de la difusión y en (3) es el gradiente después de la difusión.</text:p>
      <text:p text:style-name="P42"/>
      <text:p text:style-name="P42">-Comparaciones</text:p>
      <text:p text:style-name="P42"><draw:frame draw:style-name="fr10" draw:name="Imagen10" text:anchor-type="paragraph" svg:x="0.616cm" svg:y="0.482cm" svg:width="14.631cm" svg:height="4.524cm" draw:z-index="12"><draw:image xlink:href="Pictures/100002010000055600000297BA73276FC30CE069.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29">Se puede aprecia que se tiene la imagen en negativo de la imagen obtenida con el filtrado con Gauss y Sobel.</text:p>
      <text:p text:style-name="P29"/>
      <text:p text:style-name="P50">Segmentación</text:p>
      <text:p text:style-name="P21"><text:span text:style-name="T13">El objetivo es aislar los objetos de interés dejando</text:span> una imagen más limpia de valores binarios, a la que ya se le podrá extraer un determinado tipo de características.</text:p>
      <text:p text:style-name="P21"/>
      <text:p text:style-name="P23"><text:span text:style-name="T42">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0">ya que se trabaja con base de datos y luego la clasificación es sin intervención humana.</text:span><text:span text:style-name="T42"> </text:span></text:p>
      <text:p text:style-name="P59"/>
      <text:p text:style-name="P48"><text:span text:style-name="T42">-</text:span><text:span text:style-name="T43">Histograma</text:span></text:p>
      <text:p text:style-name="P60">Esta técnica está basada en un concepto muy simple: Se elige un parámetro a denominado umbral de brillo (intensidad) y entonces:</text:p>
      <text:p text:style-name="P31"><text:soft-page-break/></text:p>
      <text:p text:style-name="P24"><text:span text:style-name="T5">Sí a[ m , n] =&gt; </text:span>α <text:span text:style-name="T44">entonces b</text:span><text:span text:style-name="T5">[ m , n] = 1</text:span></text:p>
      <text:p text:style-name="P32">caso contrario <text:s text:c="19"/>b[ m , n] = 0</text:p>
      <text:p text:style-name="P32"><text:span text:style-name="T45">S</text:span>uponiendo “a” la imagen original y “b” la imagen resultante o imagen segmentada.</text:p>
      <text:p text:style-name="P32">Evidentemente el umbral no es única para todas las imágenes, depende del dominio y los objetos que se quieran detectar.</text:p>
      <text:p text:style-name="P62"/>
      <text:p text:style-name="P63"><draw:frame draw:style-name="fr11" draw:name="Imagen11" text:anchor-type="paragraph" svg:x="1.49cm" svg:y="0cm" svg:width="15.004cm" svg:height="6.221cm" draw:z-index="13"><draw:image xlink:href="Pictures/1000020100000556000001F4F8C29C211CCC69ED.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9"><text:span text:style-name="T43"><text:line-break/></text:span><text:span text:style-name="T10">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61"/>
      <text:p text:style-name="P49"><text:span text:style-name="T5">U</text:span><text:span text:style-name="T2">na de las limitaciones del uso de métodos basados en histogramas:</text:span></text:p>
      <text:p text:style-name="P45"><text:span text:style-name="T15">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4">va a afectar los resultados.</text:span></text:p>
      <text:p text:style-name="P25"><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61"/>
      <text:p text:style-name="P46"><text:span text:style-name="T44">-T</text:span>hresholding</text:p>
      <text:p text:style-name="P58"><text:span text:style-name="T27">E</text:span><text:span text:style-name="T28">s una técnica para dividir una i</text:span><text:span text:style-name="T21">magen en dos (o más) clases de píxeles, que generalmente se denominan "primer plano" y "fondo", </text:span><text:span text:style-name="T22">dependiendo d</text:span><text:span text:style-name="T29">el </text:span><text:span text:style-name="Strong_20_Emphasis"><text:span text:style-name="T30">threshold</text:span></text:span><text:span text:style-name="T29">.</text:span></text:p>
      <text:p text:style-name="P34"/>
      <text:p text:style-name="P26"><text:span text:style-name="T5">Sí a</text:span><text:span text:style-name="T8">( x, y )</text:span><text:span text:style-name="T5"> =&gt; </text:span><text:span text:style-name="T9">th</text:span> <text:span text:style-name="T44">entonces b</text:span><text:span text:style-name="T8">( x, y )</text:span><text:span text:style-name="T5"> = </text:span><text:span text:style-name="T8">0</text:span></text:p>
      <text:p text:style-name="P33">caso contrario <text:s text:c="19"/>b<text:span text:style-name="T45">( x, y )</text:span> = <text:span text:style-name="T45">255</text:span></text:p>
      <text:p text:style-name="P33"><text:span text:style-name="T45">S</text:span>uponiendo “a” la imagen original y “b” la imagen resultante o imagen segmentada.</text:p>
      <text:p text:style-name="P47"><text:span text:style-name="T46">1) T</text:span>hresholding <text:span text:style-name="T46">Supervisado</text:span></text:p>
      <text:p text:style-name="P35">Manualmente se modifican los valores de “th” para ver las variaciones en la imagen segmentada.</text:p>
      <text:p text:style-name="P33"><draw:frame draw:style-name="fr12" draw:name="Imagen12" text:anchor-type="paragraph" svg:x="0.168cm" svg:y="0.259cm" svg:width="14.893cm" svg:height="4.494cm" draw:z-index="14"><draw:image xlink:href="Pictures/100002010000055600000297B13903CFD9AE38B9.png" xlink:type="simple" xlink:show="embed" xlink:actuate="onLoad" loext:mime-type="image/png"/></draw:frame></text:p>
      <text:p text:style-name="P35"/>
      <text:p text:style-name="P35"/>
      <text:p text:style-name="P35"/>
      <text:p text:style-name="P35"/>
      <text:p text:style-name="P35"/>
      <text:p text:style-name="P35"/>
      <text:p text:style-name="P35"><text:soft-page-break/></text:p>
      <text:p text:style-name="P35"/>
      <text:p text:style-name="P35"/>
      <text:p text:style-name="P35"/>
      <text:p text:style-name="P47"><text:span text:style-name="T46">2) T</text:span>hresholding <text:span text:style-name="T46">No Supervisado</text:span></text:p>
      <text:p text:style-name="P35">Se utilizó el módulo de skimage para observar los distintos métodos no supervisados.</text:p>
      <text:p text:style-name="P35"><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7T22:41:05.710818514</dc:date>
    <meta:editing-duration>PT2H1M31S</meta:editing-duration>
    <meta:editing-cycles>15</meta:editing-cycles>
    <meta:generator>LibreOffice/6.0.7.3$Linux_X86_64 LibreOffice_project/00m0$Build-3</meta:generator>
    <meta:document-statistic meta:table-count="1" meta:image-count="13" meta:object-count="3" meta:page-count="7" meta:paragraph-count="93" meta:word-count="1737" meta:character-count="10442" meta:non-whitespace-character-count="8706"/>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